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F00000258351E2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bitmap" draw:fill-image-name="Bitmape_20_18" style:repeat="stretch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6cm" fo:min-width="17.604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257cm"/>
    </style:style>
    <style:style style:name="pr2" style:family="presentation" style:parent-style-name="Default-outline1">
      <style:graphic-properties draw:stroke="solid" svg:stroke-width="0.102cm" draw:marker-start-width="0.356cm" draw:marker-end-width="0.356cm" fo:min-height="13.613cm" fo:padding-top="0.051cm" fo:padding-bottom="0.051cm" fo:padding-left="0.051cm" fo:padding-right="0.05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5.54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style="italic" style:font-size-asian="40pt" style:font-style-asian="italic" style:font-size-complex="40pt" style:font-style-complex="italic"/>
    </style:style>
    <style:style style:name="T3" style:family="text">
      <style:text-properties style:use-window-font-color="true" style:text-outline="false" style:text-line-through-style="none" style:text-position="0% 100%" fo:font-family="Arial" style:font-pitch="variable" fo:font-size="18pt" fo:text-shadow="none" style:text-underline-style="none" fo:font-weight="normal" style:font-family-asian="SimSun" style:font-pitch-asian="variable" style:font-size-asian="18pt" style:font-weight-asian="normal" style:font-family-complex="SimSun" style:font-pitch-complex="variable" style:font-size-complex="18pt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fo:font-family="Arial" style:font-pitch="variable" fo:font-size="18pt" fo:font-style="italic" fo:text-shadow="none" style:text-underline-style="none" fo:font-weight="normal" style:font-family-asian="SimSun" style:font-pitch-asian="variable" style:font-size-asian="18pt" style:font-style-asian="italic" style:font-weight-asian="normal" style:font-family-complex="SimSu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ize="26pt" fo:font-style="normal" style:font-size-asian="26pt" style:font-style-asian="normal" style:font-size-complex="26pt" style:font-style-complex="normal"/>
    </style:style>
    <style:style style:name="T9" style:family="text">
      <style:text-properties style:text-position="super 58%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257cm" svg:x="1.399cm" svg:y="0.962cm" presentation:class="title" presentation:user-transformed="true">
          <draw:text-box>
            <text:p><text:span text:style-name="T1">Decline of </text:span><text:span text:style-name="T2">Cycas micronesica</text:span><text:span text:style-name="T1"> Following Infestation by </text:span><text:span text:style-name="T2">Aulacaspis yasumatsui</text:span></text:p>
          </draw:text-box>
        </draw:frame>
        <draw:frame presentation:style-name="pr2" draw:layer="layout" svg:width="11.296cm" svg:height="13.715cm" svg:x="1.399cm" svg:y="4.90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re has been no reproduction since 2005</text:p>
              </text:list-item>
              <text:list-item>
                <text:p>Only 7% of original population survives (January 2013)</text:p>
              </text:list-item>
              <text:list-item>
                <text:p>Local extirpation predicted in 2019</text:p>
              </text:list-item>
            </text:list>
          </draw:text-box>
        </draw:frame>
        <draw:polygon draw:style-name="gr1" draw:text-style-name="P2" draw:layer="layout" svg:width="12.695cm" svg:height="10.848cm" svg:x="13.965cm" svg:y="4.395cm" svg:viewBox="0 0 12696 10849" draw:points="0,10849 0,0 12696,0 12696,10849">
          <text:p/>
        </draw:polygon>
        <draw:frame draw:style-name="gr2" draw:text-style-name="P3" draw:layer="layout" svg:width="12.385cm" svg:height="4.446cm" svg:x="14.276cm" svg:y="15.879cm">
          <draw:text-box>
            <text:p text:style-name="P3">Source: <text:span text:style-name="T3">Marler, T.E. and J.H. Lawrence 2012. Demography of </text:span><text:span text:style-name="T4">Cycas micronesica </text:span><text:span text:style-name="T3">on Guam following introduction of the armoured scale </text:span><text:span text:style-name="T4">Aulacaspis yasumatsui</text:span><text:span text:style-name="T5">. Journal of Tropical Ecology, 28:233-242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257cm" svg:x="1.47cm" svg:y="0cm" presentation:class="title" presentation:user-transformed="true">
          <draw:text-box>
            <text:p>Major Biological Invasions on Guam</text:p>
          </draw:text-box>
        </draw:frame>
        <draw:frame presentation:style-name="pr4" draw:text-style-name="P4" draw:layer="layout" svg:width="25.191cm" svg:height="15.543cm" svg:x="1.269cm" svg:y="3.811cm" presentation:class="outline" presentation:user-transformed="true">
          <draw:text-box>
            <text:list text:style-name="L2">
              <text:list-item>
                <text:p text:style-name="P4"><text:span text:style-name="T6">Brown Treesnake (~1945)</text:span></text:p>
                <text:list>
                  <text:list-item>
                    <text:p text:style-name="P4"><text:span text:style-name="T6">Killed most of Guam's birds and small mammals. Caused 7 bird extinctions.</text:span></text:p>
                  </text:list-item>
                </text:list>
              </text:list-item>
              <text:list-item>
                <text:p text:style-name="P4"><text:span text:style-name="T6">Asian Cycad Scale (detected 2003)</text:span></text:p>
                <text:list>
                  <text:list-item>
                    <text:p text:style-name="P4"><text:span text:style-name="T6">Threatens survival of Guam's endemic </text:span><text:span text:style-name="T7">Cycas micronesica</text:span><text:span text:style-name="T8">, listed as most numerous tree in the 2002 Guam Forest Survey</text:span></text:p>
                  </text:list-item>
                </text:list>
              </text:list-item>
              <text:list-item>
                <text:p text:style-name="P4"><text:span text:style-name="T8">Coconut Rhinoceros Beetle (detected 2007)</text:span></text:p>
                <text:list>
                  <text:list-item>
                    <text:p text:style-name="P4"><text:span text:style-name="T8">Threatens Guam's coconut palms, listed as 2</text:span><text:span text:style-name="T9">nd</text:span><text:span text:style-name="T8"> most numerous tree in 2002 Guam Forest Survey</text:span></text:p>
                  </text:list-item>
                </text:list>
              </text:list-item>
              <text:list-item>
                <text:p text:style-name="P4"><text:span text:style-name="T8">Little Fire Ant (detected 2011)</text:span></text:p>
                <text:list>
                  <text:list-item>
                    <text:p text:style-name="P4"><text:span text:style-name="T8">Threatens most animals remaining in Guam's for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8" draw:display-name="Bitmape 18" xlink:href="Pictures/10000000000002BF00000258351E260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 draw:page-number="2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ubrey Moore</meta:initial-creator>
    <meta:creation-date>2013-02-26T09:30:07.73</meta:creation-date>
    <meta:editing-duration>PT01H29M19S</meta:editing-duration>
    <meta:editing-cycles>3</meta:editing-cycles>
    <dc:date>2013-02-26T12:18:50.21</dc:date>
    <dc:creator>Aubrey Moore</dc:creator>
    <meta:generator>OpenOffice.org/3.2$Win32 OpenOffice.org_project/320m12$Build-9483</meta:generator>
    <meta:document-statistic meta:object-count="31"/>
  </office:meta>
</office:document-meta>
</file>